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cc3" officeooo:paragraph-rsid="0009acc3"/>
    </style:style>
    <style:style style:name="P2" style:family="paragraph" style:parent-style-name="Standard">
      <style:text-properties officeooo:paragraph-rsid="0009acc3"/>
    </style:style>
    <style:style style:name="P3" style:family="paragraph" style:parent-style-name="Standard">
      <style:text-properties officeooo:rsid="000a2925" officeooo:paragraph-rsid="000a2925"/>
    </style:style>
    <style:style style:name="P4" style:family="paragraph" style:parent-style-name="Standard">
      <style:text-properties officeooo:rsid="000a6847" officeooo:paragraph-rsid="000a6847"/>
    </style:style>
    <style:style style:name="T1" style:family="text">
      <style:text-properties officeooo:rsid="0009acc3"/>
    </style:style>
    <style:style style:name="T2" style:family="text">
      <style:text-properties officeooo:rsid="000a2925"/>
    </style:style>
    <style:style style:name="T3" style:family="text">
      <style:text-properties officeooo:rsid="000a6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. Pere Gomila Cobas </text:p>
      <text:p text:style-name="P1"><text:span text:style-name="T2">Vicep</text:span>resident del Club Maritim de Maó. </text:p>
      <text:p text:style-name="P2"><text:span text:style-name="T1">C/ </text:span>Moll de Llevant, 287 <text:span text:style-name="T1">07703 Maó</text:span></text:p>
      <text:p text:style-name="P2"/>
      <text:p text:style-name="P2"/>
      <text:p text:style-name="P1">Us convoc a la propera reunió de socis del club marítim de Maó. </text:p>
      <text:p text:style-name="P1"/>
      <text:p text:style-name="P1"/>
      <text:p text:style-name="P3">Dia: 10 de desembre del 2024</text:p>
      <text:p text:style-name="P3">Hora: 20:00 h</text:p>
      <text:p text:style-name="P3">Lloc: Sala Rreunions Club Marítim <text:span text:style-name="T1">C/ </text:span>Moll de Llevant, 287 1r pis.</text:p>
      <text:p text:style-name="P3"/>
      <text:p text:style-name="P3"/>
      <text:p text:style-name="P3">Ordre del dia: </text:p>
      <text:p text:style-name="P3"/>
      <text:p text:style-name="P3">1. Creació de nove iniciatives.</text:p>
      <text:p text:style-name="P3">2. Nova pubicitat per promoció</text:p>
      <text:p text:style-name="P3">3. Admisió de nous socis</text:p>
      <text:p text:style-name="P3">4. Torn de preguntes</text:p>
      <text:p text:style-name="P3"/>
      <text:p text:style-name="P3"/>
      <text:p text:style-name="P3"/>
      <text:p text:style-name="P3">Jaume Cardona Andreu</text:p>
      <text:p text:style-name="P3"/>
      <text:p text:style-name="P3"/>
      <text:p text:style-name="P3">Jaume Cardona Andreu</text:p>
      <text:p text:style-name="P3">President del club marítim <text:span text:style-name="T3">de Maó.</text:span></text:p>
      <text:p text:style-name="P3"/>
      <text:p text:style-name="P3"/>
      <text:p text:style-name="P4">Maó 12/11/202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04:56.982330902</meta:creation-date>
    <dc:date>2024-11-12T09:31:07.184382092</dc:date>
    <meta:editing-duration>PT1M6S</meta:editing-duration>
    <meta:editing-cycles>1</meta:editing-cycles>
    <meta:document-statistic meta:table-count="0" meta:image-count="0" meta:object-count="0" meta:page-count="1" meta:paragraph-count="16" meta:word-count="87" meta:character-count="473" meta:non-whitespace-character-count="398"/>
    <meta:generator>LibreOffice/24.2.6.2$Linux_X86_64 LibreOffice_project/420$Build-2</meta:generator>
  </office:meta>
</office:document-meta>
</file>